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04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7.37cm" fo:min-width="7.12cm"/>
    </style:style>
    <style:style style:name="gr4" style:family="graphic" style:parent-style-name="standard">
      <style:graphic-properties draw:textarea-horizontal-align="justify" draw:textarea-vertical-align="middle" draw:auto-grow-height="false" fo:min-height="0.909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881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7" style:family="graphic" style:parent-style-name="standard">
      <style:graphic-properties draw:textarea-horizontal-align="justify" draw:textarea-vertical-align="middle" draw:auto-grow-height="false" fo:min-height="2.799cm" fo:min-width="2.08cm"/>
    </style:style>
    <style:style style:name="gr8" style:family="graphic" style:parent-style-name="standard">
      <style:graphic-properties draw:textarea-horizontal-align="justify" draw:textarea-vertical-align="middle" draw:auto-grow-height="false" fo:min-height="1.526cm" fo:min-width="11.565cm"/>
    </style:style>
    <style:style style:name="gr9" style:family="graphic" style:parent-style-name="standard">
      <style:graphic-properties draw:textarea-horizontal-align="justify" draw:textarea-vertical-align="middle" draw:auto-grow-height="false" fo:min-height="2.925cm" fo:min-width="3.818cm"/>
    </style:style>
    <style:style style:name="gr10" style:family="graphic" style:parent-style-name="objectwithoutfill">
      <style:graphic-properties draw:stroke="dash" draw:stroke-dash="Ultrafine_20_2_20_Dots_20_3_20_Dashes" svg:stroke-color="#000000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rimson Tex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Crimson Tex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rimson Text" style:font-size-asian="18pt" style:font-size-complex="18pt"/>
    </style:style>
    <style:style style:name="P6" style:family="paragraph">
      <style:paragraph-properties fo:text-align="center"/>
      <style:text-properties style:font-name="Crimson Text" fo:font-size="2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rimson Text" style:font-size-asian="18pt" style:font-size-complex="18pt"/>
    </style:style>
    <style:style style:name="T2" style:family="text">
      <style:text-properties style:font-name="Crimson Text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xml:id="id9" draw:id="id9" draw:layer="layout" svg:width="3.81cm" svg:height="1.154cm" svg:x="0.413cm" svg:y="0.306cm">
          <text:p text:style-name="P1"><text:span text:style-name="T1">sent_tf_seq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351cm" svg:y1="1.614cm" svg:x2="20.251cm" svg:y2="4.671cm" draw:start-shape="id1" draw:start-glue-point="1" draw:end-shape="id2" draw:end-glue-point="8" svg:d="M14351 1614h5900v3057" svg:viewBox="0 0 5901 3058">
          <text:p/>
        </draw:connector>
        <draw:connector draw:style-name="gr2" draw:text-style-name="P3" draw:layer="layout" draw:line-skew="0.146cm -1.248cm" svg:x1="14.351cm" svg:y1="8.374cm" svg:x2="18.149cm" svg:y2="4.671cm" draw:start-shape="id3" draw:start-glue-point="1" draw:end-shape="id2" draw:end-glue-point="10" svg:d="M14351 8374h1270v-5453h2528v1750" svg:viewBox="0 0 3799 5454">
          <text:p/>
        </draw:connector>
        <draw:polygon draw:style-name="gr3" draw:text-style-name="P5" xml:id="id1" draw:id="id1" draw:layer="layout" svg:width="2.91cm" svg:height="2.539cm" svg:x="11.44cm" svg:y="0.344cm" svg:viewBox="0 0 2911 2540" draw:points="0,2540 0,0 2911,847 2911,1693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4"><text:span text:style-name="T1">TF</text:span></text:p>
          <text:p text:style-name="P4"><text:span text:style-name="T1">Scorer</text:span></text:p>
        </draw:polygon>
        <draw:polygon draw:style-name="gr3" draw:text-style-name="P5" xml:id="id5" draw:id="id5" draw:layer="layout" svg:width="3.02cm" svg:height="3.123cm" svg:x="7.266cm" svg:y="4.832cm" svg:viewBox="0 0 3021 3124" draw:points="0,3124 0,0 3021,1042 3021,2082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4"><text:span text:style-name="T1">Language</text:span></text:p>
          <text:p text:style-name="P4"><text:span text:style-name="T1">Clusterer</text:span></text:p>
        </draw:polygon>
        <draw:polygon draw:style-name="gr3" draw:text-style-name="P5" xml:id="id3" draw:id="id3" draw:layer="layout" svg:width="2.88cm" svg:height="2.572cm" svg:x="11.47cm" svg:y="7.088cm" svg:viewBox="0 0 2881 2573" draw:points="0,2573 0,0 2881,858 2881,1715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4"><text:span text:style-name="T1">Size</text:span></text:p>
          <text:p text:style-name="P4"><text:span text:style-name="T1">Scorer</text:span></text:p>
        </draw:polygon>
        <draw:polygon draw:style-name="gr3" draw:text-style-name="P5" xml:id="id6" draw:id="id6" draw:layer="layout" svg:width="2.872cm" svg:height="2.783cm" svg:x="11.478cm" svg:y="3.175cm" svg:viewBox="0 0 2873 2784" draw:points="0,2784 0,0 2873,928 2873,1856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4"><text:span text:style-name="T1">Similarity</text:span></text:p>
          <text:p text:style-name="P4"><text:span text:style-name="T1">Scorer</text:span></text:p>
        </draw:polygon>
        <draw:polygon draw:style-name="gr3" draw:text-style-name="P5" xml:id="id4" draw:id="id4" draw:layer="layout" svg:width="2.883cm" svg:height="2.61cm" svg:x="11.467cm" svg:y="10.098cm" svg:viewBox="0 0 2884 2611" draw:points="0,2611 0,0 2884,871 2884,1740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4"><text:span text:style-name="T1">Position</text:span></text:p>
          <text:p text:style-name="P4"><text:span text:style-name="T1">Scorer</text:span></text:p>
        </draw:polygon>
        <draw:custom-shape draw:style-name="gr4" draw:text-style-name="P2" xml:id="id14" draw:id="id14" draw:layer="layout" svg:width="3.81cm" svg:height="1.159cm" svg:x="0.451cm" svg:y="8.107cm">
          <text:p text:style-name="P1"><text:span text:style-name="T1">sent_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81cm" svg:height="1.131cm" svg:x="0.451cm" svg:y="3.439cm">
          <text:p text:style-name="P1"><text:span text:style-name="T1">sent_sim_seq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3.81cm" svg:height="1.143cm" svg:x="0.451cm" svg:y="6.556cm">
          <text:p text:style-name="P1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3.81cm" svg:height="1.143cm" svg:x="0.451cm" svg:y="9.658cm">
          <text:p text:style-name="P1"><text:span text:style-name="T1">sent_po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4cm -0.867cm" svg:x1="14.351cm" svg:y1="11.403cm" svg:x2="17.374cm" svg:y2="4.671cm" draw:start-shape="id4" draw:start-glue-point="1" draw:end-shape="id2" draw:end-glue-point="11" svg:d="M14351 11403h1524v-8101h1499v1369" svg:viewBox="0 0 3024 8102">
          <text:p/>
        </draw:connector>
        <draw:connector draw:style-name="gr2" draw:text-style-name="P3" draw:layer="layout" svg:x1="10.287cm" svg:y1="6.394cm" svg:x2="11.44cm" svg:y2="2.164cm" draw:start-shape="id5" draw:start-glue-point="1" draw:end-shape="id1" draw:end-glue-point="5" svg:d="M10287 6394h577v-4230h576" svg:viewBox="0 0 1154 4231">
          <text:p/>
        </draw:connector>
        <draw:connector draw:style-name="gr2" draw:text-style-name="P3" draw:layer="layout" svg:x1="10.287cm" svg:y1="6.394cm" svg:x2="11.478cm" svg:y2="5.17cm" draw:start-shape="id5" draw:start-glue-point="1" draw:end-shape="id6" draw:end-glue-point="5" svg:d="M10287 6394h596v-1224h595" svg:viewBox="0 0 1192 1225">
          <text:p/>
        </draw:connector>
        <draw:connector draw:style-name="gr2" draw:text-style-name="P3" draw:layer="layout" svg:x1="10.287cm" svg:y1="6.394cm" svg:x2="11.467cm" svg:y2="10.794cm" draw:start-shape="id5" draw:start-glue-point="1" draw:end-shape="id4" draw:end-glue-point="4" svg:d="M10287 6394h590v4400h590" svg:viewBox="0 0 1181 4401">
          <text:p/>
        </draw:connector>
        <draw:connector draw:style-name="gr2" draw:text-style-name="P3" draw:layer="layout" svg:x1="10.287cm" svg:y1="6.394cm" svg:x2="11.47cm" svg:y2="7.774cm" draw:start-shape="id5" draw:start-glue-point="1" draw:end-shape="id3" draw:end-glue-point="4" svg:d="M10287 6394h592v1380h591" svg:viewBox="0 0 1184 1381">
          <text:p/>
        </draw:connector>
        <draw:custom-shape draw:style-name="gr6" draw:text-style-name="P2" xml:id="id10" draw:id="id10" draw:layer="layout" svg:width="3.81cm" svg:height="1.143cm" svg:x="0.451cm" svg:y="1.849cm">
          <text:p text:style-name="P1"><text:span text:style-name="T1">doc_tf_seq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3.81cm" svg:height="1.143cm" svg:x="0.451cm" svg:y="11.282cm">
          <text:p text:style-name="P1"><text:span text:style-name="T1">nbr_s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3.81cm" svg:height="1.143cm" svg:x="0.478cm" svg:y="4.978cm">
          <text:p text:style-name="P1"><text:span text:style-name="T1">doc_sim_seq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318cm" svg:height="3.048cm" svg:x="16.598cm" svg:y="4.67cm">
          <draw:glue-point draw:id="8" svg:x="3.462cm" svg:y="-4.998cm"/>
          <draw:glue-point draw:id="9" svg:x="1.924cm" svg:y="-4.998cm"/>
          <draw:glue-point draw:id="10" svg:x="-1.409cm" svg:y="-4.998cm"/>
          <draw:glue-point draw:id="11" svg:x="-3.204cm" svg:y="-4.998cm"/>
          <text:p text:style-name="P1"><text:span text:style-name="T1">Sentence</text:span></text:p>
          <text:p text:style-name="P1"><text:span text:style-name="T1">Scorer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" draw:text-style-name="P3" draw:layer="layout" draw:line-skew="1.904cm -1.756cm" svg:x1="10.287cm" svg:y1="6.394cm" svg:x2="18.757cm" svg:y2="4.67cm" draw:start-shape="id5" draw:start-glue-point="1" draw:end-shape="id2" draw:end-glue-point="4" svg:d="M10287 6394h5060v-3981h3410v2257" svg:viewBox="0 0 8471 3982">
          <text:p/>
        </draw:connector>
        <draw:connector draw:style-name="gr2" draw:text-style-name="P3" draw:layer="layout" draw:type="line" svg:x1="18.757cm" svg:y1="7.718cm" svg:x2="18.757cm" svg:y2="10.869cm" draw:start-shape="id2" draw:start-glue-point="6" draw:end-shape="id7" draw:end-glue-point="0" svg:d="M18757 7718v3151" svg:viewBox="0 0 1 3152">
          <text:p/>
        </draw:connector>
        <draw:custom-shape draw:style-name="gr8" draw:text-style-name="P6" xml:id="id8" draw:id="id8" draw:layer="layout" svg:width="12.065cm" svg:height="1.776cm" draw:transform="rotate (1.5707963267949) translate (4.517cm 12.409cm)">
          <draw:glue-point draw:id="4" svg:x="5.003cm" svg:y="-3.676cm" draw:escape-direction="horizontal"/>
          <draw:glue-point draw:id="5" svg:x="4.996cm" svg:y="-2.224cm"/>
          <draw:glue-point draw:id="6" svg:x="4.924cm" svg:y="3.232cm"/>
          <draw:glue-point draw:id="7" svg:x="4.958cm" svg:y="1.694cm"/>
          <text:p text:style-name="P1"><text:span text:style-name="T2">Features <text:s text:c="2"/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6.293cm" svg:y1="6.377cm" svg:x2="7.266cm" svg:y2="6.394cm" draw:start-shape="id8" draw:start-glue-point="2" draw:end-shape="id5" draw:end-glue-point="3" svg:d="M6293 6377l973 17" svg:viewBox="0 0 974 18">
          <text:p/>
        </draw:connector>
        <draw:custom-shape draw:style-name="gr6" draw:text-style-name="P2" xml:id="id17" draw:id="id17" draw:layer="layout" svg:width="3.81cm" svg:height="1.143cm" svg:x="0.451cm" svg:y="12.882cm">
          <text:p text:style-name="P1"><text:span text:style-name="T1">rouge_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318cm" svg:height="3.175cm" svg:x="16.598cm" svg:y="10.869cm">
          <text:p text:style-name="P1"><text:span text:style-name="T1">Calculate error </text:span></text:p>
          <text:p text:style-name="P1"><text:span text:style-name="T1">and </text:span></text:p>
          <text:p text:style-name="P1"><text:span text:style-name="T1">feed forward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223cm" svg:y1="0.883cm" svg:x2="6.293cm" svg:y2="1.941cm" draw:start-shape="id9" draw:start-glue-point="1" draw:end-shape="id8" draw:end-glue-point="4" svg:d="M4223 883l2070 1058" svg:viewBox="0 0 2071 1059">
          <text:p/>
        </draw:connector>
        <draw:connector draw:style-name="gr10" draw:text-style-name="P7" draw:layer="layout" draw:type="line" svg:x1="4.261cm" svg:y1="2.42cm" svg:x2="6.293cm" svg:y2="1.941cm" draw:start-shape="id10" draw:end-shape="id8" draw:end-glue-point="4" svg:d="M4261 2420l2032-479" svg:viewBox="0 0 2033 480">
          <text:p/>
        </draw:connector>
        <draw:connector draw:style-name="gr10" draw:text-style-name="P7" draw:layer="layout" draw:type="line" svg:x1="4.261cm" svg:y1="4.004cm" svg:x2="6.292cm" svg:y2="3.693cm" draw:start-shape="id11" draw:start-glue-point="1" draw:end-shape="id8" draw:end-glue-point="5" svg:d="M4261 4004l2031-311" svg:viewBox="0 0 2032 312">
          <text:p/>
        </draw:connector>
        <draw:connector draw:style-name="gr10" draw:text-style-name="P7" draw:layer="layout" draw:type="line" svg:x1="4.288cm" svg:y1="5.549cm" svg:x2="6.292cm" svg:y2="3.693cm" draw:start-shape="id12" draw:start-glue-point="1" draw:end-shape="id8" draw:end-glue-point="5" svg:d="M4288 5549l2004-1856" svg:viewBox="0 0 2005 1857">
          <text:p/>
        </draw:connector>
        <draw:connector draw:style-name="gr10" draw:text-style-name="P7" draw:layer="layout" draw:type="line" svg:x1="4.261cm" svg:y1="2.42cm" svg:x2="6.293cm" svg:y2="6.377cm" draw:start-shape="id10" draw:start-glue-point="1" draw:end-shape="id8" draw:end-glue-point="2" svg:d="M4261 2420l2032 3957" svg:viewBox="0 0 2033 3958">
          <text:p/>
        </draw:connector>
        <draw:connector draw:style-name="gr10" draw:text-style-name="P7" draw:layer="layout" draw:type="line" svg:x1="4.288cm" svg:y1="5.549cm" svg:x2="6.293cm" svg:y2="6.377cm" draw:start-shape="id12" draw:start-glue-point="1" draw:end-shape="id8" draw:end-glue-point="2" svg:d="M4288 5549l2005 828" svg:viewBox="0 0 2006 829">
          <text:p/>
        </draw:connector>
        <draw:connector draw:style-name="gr10" draw:text-style-name="P7" draw:layer="layout" draw:type="line" svg:x1="4.261cm" svg:y1="7.127cm" svg:x2="6.293cm" svg:y2="6.377cm" draw:start-shape="id13" draw:start-glue-point="1" draw:end-shape="id8" draw:end-glue-point="2" svg:d="M4261 7127l2032-750" svg:viewBox="0 0 2033 751">
          <text:p/>
        </draw:connector>
        <draw:connector draw:style-name="gr10" draw:text-style-name="P7" draw:layer="layout" draw:type="line" svg:x1="4.261cm" svg:y1="7.127cm" svg:x2="6.285cm" svg:y2="8.419cm" draw:start-shape="id13" draw:start-glue-point="1" draw:end-shape="id8" draw:end-glue-point="7" svg:d="M4261 7127l2024 1292" svg:viewBox="0 0 2025 1293">
          <text:p/>
        </draw:connector>
        <draw:connector draw:style-name="gr10" draw:text-style-name="P7" xml:id="id18" draw:id="id18" draw:layer="layout" draw:type="line" svg:x1="4.261cm" svg:y1="8.686cm" svg:x2="6.285cm" svg:y2="8.419cm" draw:start-shape="id14" draw:start-glue-point="1" svg:d="M4261 8686l2024-267" svg:viewBox="0 0 2025 268">
          <text:p/>
        </draw:connector>
        <draw:connector draw:style-name="gr10" draw:text-style-name="P7" draw:layer="layout" draw:type="line" svg:x1="4.261cm" svg:y1="10.229cm" svg:x2="6.279cm" svg:y2="10.275cm" draw:start-shape="id15" draw:end-shape="id8" draw:end-glue-point="6" svg:d="M4261 10229l2018 46" svg:viewBox="0 0 2019 47">
          <text:p/>
        </draw:connector>
        <draw:connector draw:style-name="gr10" draw:text-style-name="P7" draw:layer="layout" draw:type="line" svg:x1="4.261cm" svg:y1="11.853cm" svg:x2="6.279cm" svg:y2="10.275cm" draw:start-shape="id16" draw:start-glue-point="1" draw:end-shape="id8" draw:end-glue-point="6" svg:d="M4261 11853l2018-1578" svg:viewBox="0 0 2019 1579">
          <text:p/>
        </draw:connector>
        <draw:connector draw:style-name="gr2" draw:text-style-name="P7" draw:layer="layout" draw:line-skew="-0.489cm -2.264cm" svg:x1="14.351cm" svg:y1="4.567cm" svg:x2="19.587cm" svg:y2="4.671cm" draw:start-shape="id6" draw:start-glue-point="1" draw:end-shape="id2" draw:end-glue-point="9" svg:d="M14351 4567h635v-2662h4601v2766" svg:viewBox="0 0 5237 2767">
          <text:p/>
        </draw:connector>
        <draw:connector draw:style-name="gr2" draw:text-style-name="P7" draw:layer="layout" draw:line-skew="4.81cm" svg:x1="4.261cm" svg:y1="13.453cm" svg:x2="16.598cm" svg:y2="12.456cm" draw:start-shape="id17" draw:start-glue-point="1" draw:end-shape="id7" svg:d="M4261 13453h10979v-997h1358" svg:viewBox="0 0 12338 998">
          <text:p/>
        </draw:connector>
        <draw:connector draw:style-name="gr2" draw:text-style-name="P7" draw:layer="layout" svg:x1="6.293cm" svg:y1="1.941cm" svg:x2="11.44cm" svg:y2="1.022cm" draw:start-shape="id8" draw:start-glue-point="4" draw:end-shape="id1" draw:end-glue-point="4" svg:d="M6293 1941h2574v-919h2573" svg:viewBox="0 0 5148 920">
          <text:p/>
        </draw:connector>
        <draw:connector draw:style-name="gr2" draw:text-style-name="P7" draw:layer="layout" svg:x1="6.292cm" svg:y1="3.693cm" svg:x2="11.478cm" svg:y2="4.289cm" draw:start-shape="id8" draw:start-glue-point="5" draw:end-shape="id6" draw:end-glue-point="7" svg:d="M6292 3693h2594v596h2592" svg:viewBox="0 0 5187 597">
          <text:p/>
        </draw:connector>
        <draw:connector draw:style-name="gr2" draw:text-style-name="P7" draw:layer="layout" svg:x1="6.285cm" svg:y1="8.419cm" svg:x2="11.47cm" svg:y2="8.931cm" draw:start-shape="id18" draw:start-glue-point="3" draw:end-shape="id3" draw:end-glue-point="5" svg:d="M6285 8419h2593v512h2592" svg:viewBox="0 0 5186 513">
          <text:p/>
        </draw:connector>
        <draw:connector draw:style-name="gr2" draw:text-style-name="P7" draw:layer="layout" svg:x1="6.279cm" svg:y1="10.275cm" svg:x2="11.467cm" svg:y2="11.968cm" draw:start-shape="id8" draw:start-glue-point="6" draw:end-shape="id4" draw:end-glue-point="5" svg:d="M6279 10275h2601v1693h2587" svg:viewBox="0 0 5189 16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.336cm" fo:page-height="14.4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28</meta:editing-cycles>
    <dc:date>2019-08-22T13:48:34.766700746</dc:date>
    <meta:creation-date>2016-08-10T12:12:58</meta:creation-date>
    <meta:editing-duration>PT2H13M54S</meta:editing-duration>
    <meta:document-statistic meta:object-count="44"/>
    <meta:user-defined meta:name="email">kariminfo0@gmail.com</meta:user-defined>
  </office:meta>
</office:document-meta>
</file>